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50067" officeooo:paragraph-rsid="00150067"/>
    </style:style>
    <style:style style:name="P2" style:family="paragraph" style:parent-style-name="Standard">
      <style:paragraph-properties fo:text-align="justify" style:justify-single-word="false"/>
      <style:text-properties officeooo:rsid="000e2aa7" officeooo:paragraph-rsid="000e2aa7"/>
    </style:style>
    <style:style style:name="P3" style:family="paragraph" style:parent-style-name="Standard">
      <style:paragraph-properties fo:text-align="justify" style:justify-single-word="false"/>
      <style:text-properties officeooo:paragraph-rsid="001046f4"/>
    </style:style>
    <style:style style:name="P4" style:family="paragraph" style:parent-style-name="Standard">
      <style:paragraph-properties fo:text-align="justify" style:justify-single-word="false"/>
      <style:text-properties officeooo:rsid="0017150e" officeooo:paragraph-rsid="0017150e"/>
    </style:style>
    <style:style style:name="P5" style:family="paragraph" style:parent-style-name="Standard">
      <style:paragraph-properties fo:text-align="justify" style:justify-single-word="false"/>
      <style:text-properties fo:font-weight="bold" officeooo:rsid="0017150e" officeooo:paragraph-rsid="0017150e"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17150e" officeooo:paragraph-rsid="0017150e" style:font-weight-asian="bold" style:font-weight-complex="bold"/>
    </style:style>
    <style:style style:name="P7" style:family="paragraph" style:parent-style-name="Standard">
      <style:paragraph-properties fo:text-align="justify" style:justify-single-word="false"/>
      <style:text-properties fo:font-weight="normal" officeooo:rsid="0017cce2" officeooo:paragraph-rsid="0017cce2" style:font-weight-asian="normal" style:font-weight-complex="normal"/>
    </style:style>
    <style:style style:name="P8" style:family="paragraph" style:parent-style-name="Standard">
      <style:paragraph-properties fo:text-align="justify" style:justify-single-word="false"/>
      <style:text-properties fo:font-weight="normal" officeooo:rsid="0019aadc" officeooo:paragraph-rsid="0019aadc" style:font-weight-asian="normal" style:font-weight-complex="normal"/>
    </style:style>
    <style:style style:name="P9" style:family="paragraph" style:parent-style-name="Standard">
      <style:paragraph-properties fo:text-align="justify" style:justify-single-word="false"/>
      <style:text-properties fo:font-weight="normal" officeooo:rsid="0019c817" officeooo:paragraph-rsid="0019c817" style:font-weight-asian="normal" style:font-weight-complex="normal"/>
    </style:style>
    <style:style style:name="P10" style:family="paragraph" style:parent-style-name="Standard">
      <style:paragraph-properties fo:text-align="justify" style:justify-single-word="false"/>
      <style:text-properties fo:font-weight="normal" officeooo:rsid="001b84cf" officeooo:paragraph-rsid="001b84cf" style:font-weight-asian="normal" style:font-weight-complex="normal"/>
    </style:style>
    <style:style style:name="T1" style:family="text">
      <style:text-properties officeooo:rsid="001046f4"/>
    </style:style>
    <style:style style:name="T2" style:family="text">
      <style:text-properties style:font-name="Liberation Serif" fo:font-size="12pt" officeooo:rsid="001046f4"/>
    </style:style>
    <style:style style:name="T3" style:family="text">
      <style:text-properties officeooo:rsid="0019aadc"/>
    </style:style>
    <style:style style:name="T4" style:family="text">
      <style:text-properties officeooo:rsid="0019c8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gregado Introducción</text:p>
      <text:p text:style-name="P2">En este proyecto realizaremos un prototipo de solución la cual funda sus bases en el proceso de desarrollo de software RUP (Proceso Racional Unificado). Esta estructura constituye una metodología de trabajo híbrida, vale decir, reúne elementos de todos los modelos de procesos genéricos.</text:p>
      <text:p text:style-name="P2"/>
      <text:p text:style-name="P2">RUP consta de cuatro iteraciones entre las cuales encontramos: Inicio, Elaboración, Construcción y Transición. En el presente trabajo – y con motivos académicos – desarrollaremos hasta la fase de Construcción, mostrando un énfasis en la etapa de elaboración donde se sientan los modelos que describen el problema. <text:s/></text:p>
      <text:p text:style-name="P2"/>
      <text:p text:style-name="P2">Daremos inicio a nuestro informe con un Modelado de Negocio donde se representará de manera abstracta y sintetizada la organización de nuestro equipo de trabajo y su vinculación con la solución del problema. <text:span text:style-name="T1">A continuación se definirán todos los requerimientos involucrados en el escenario de trabajo, los cuales han sido extraídos directamente del enunciado del problema.</text:span></text:p>
      <text:p text:style-name="P2"/>
      <text:p text:style-name="P3"><text:span text:style-name="T2">Dadas las condiciones que anteceden se presentará</text:span><text:span text:style-name="T1"> el diseño de nuestro Sistema por medio de un Diagrama de Casos de Uso y su respectiva documentación. En efecto, y dando paso a la implementación realizaremos el Diagrama de Clases UML, de Secuencia y de Comunicación (MER), que entre otras cosas, describen el comportamiento lógico entre las clases involucradas. </text:span></text:p>
      <text:p text:style-name="P3"/>
      <text:p text:style-name="P1">Finalmente, se presentarán los resultados del Sistema propuesto en su versión beta la cual no quedará ajena de posibles modificaciones en función de la evolución del Software.</text:p>
      <text:p text:style-name="P4"/>
      <text:p text:style-name="P5">Agregado Modelado de Negocios.</text:p>
      <text:p text:style-name="P7">Como se ha adelantado en al sección anterior, el problema a abordar dice relación con la activación del turismo en la provincia de Arauco y con ello dar alternativas laborales a los pequeños empresarios de la zona. En consecuencia desarrollaremos un Software que atienda las necesidades de los turistas y <text:span text:style-name="T3">ofusca</text:span> <text:s/><text:span text:style-name="T3">en el ojo del potencial cliente</text:span>.</text:p>
      <text:p text:style-name="P7"/>
      <text:p text:style-name="P8">Tras nuestra perspectiva y considerando la contingencia actual en el uso de aplicaciones móviles, <text:span text:style-name="T4">definimos </text:span>los clientes <text:span text:style-name="T4">como el</text:span> segmento <text:span text:style-name="T4">de la población</text:span> cuyas edades oscilan entre los veinticinco y cincuenta años de edad. Además buscaremos <text:span text:style-name="T4">atraer al público extranjero, el cual aumentó en un 30% este 2016 alcanzando una cifra de 720 mil personas, según informa SERNATUR [1].</text:span></text:p>
      <text:p text:style-name="P8"/>
      <text:p text:style-name="P10">Actualmente yacen en el mercado otras aplicaciones las cuales forman parte de la oferta sustituta. Sin embargo, damos cuenta de la poca respuesta por parte de los clientes quienes poco utilizan las soluciones vigent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9">[1] http://www.sernatur.cl/en-30-aumento-llegada-de-turistas-extranjeros-a-chile-durante-enero/</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8:57:48.871368104</meta:creation-date>
    <dc:date>2016-12-12T10:06:51.667821565</dc:date>
    <meta:editing-duration>PT50M16S</meta:editing-duration>
    <meta:editing-cycles>10</meta:editing-cycles>
    <meta:generator>LibreOffice/5.1.4.2$Linux_X86_64 LibreOffice_project/10m0$Build-2</meta:generator>
    <meta:document-statistic meta:table-count="0" meta:image-count="0" meta:object-count="0" meta:page-count="2" meta:paragraph-count="11" meta:word-count="386" meta:character-count="2596" meta:non-whitespace-character-count="2215"/>
  </office:meta>
</office:document-meta>
</file>